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1bc0d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116df3"/>
    </style:style>
    <style:style style:name="P7" style:family="paragraph" style:parent-style-name="Standard">
      <style:text-properties fo:font-style="italic" officeooo:rsid="001bc0d6" officeooo:paragraph-rsid="001bc0d6" style:font-style-asian="italic" style:font-style-complex="italic"/>
    </style:style>
    <style:style style:name="P8" style:family="paragraph" style:parent-style-name="Standard" style:list-style-name="L1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3">
      <style:text-properties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4">
      <style:text-properties style:font-name="DejaVu Sans Condensed" fo:font-size="12pt" officeooo:rsid="00148c7a" officeooo:paragraph-rsid="00116df3" style:font-size-asian="12pt" style:font-size-complex="12pt"/>
    </style:style>
    <style:style style:name="P11" style:family="paragraph" style:parent-style-name="Standard" style:list-style-name="L12">
      <style:text-properties style:font-name="DejaVu Sans Condensed" fo:font-size="12pt" officeooo:rsid="00148c7a" officeooo:paragraph-rsid="001bc0d6" style:font-size-asian="12pt" style:font-size-complex="12pt"/>
    </style:style>
    <style:style style:name="P12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13">
      <style:text-properties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14">
      <style:text-properties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1">
      <style:text-properties style:font-name="DejaVu Sans Condensed" fo:font-size="12pt" officeooo:paragraph-rsid="001bc0d6" style:font-size-asian="12pt" style:font-size-complex="12pt"/>
    </style:style>
    <style:style style:name="P17" style:family="paragraph" style:parent-style-name="Standard" style:list-style-name="L2">
      <style:text-properties officeooo:paragraph-rsid="00116df3"/>
    </style:style>
    <style:style style:name="P18" style:family="paragraph" style:parent-style-name="Standard" style:list-style-name="L7">
      <style:text-properties officeooo:paragraph-rsid="00116df3"/>
    </style:style>
    <style:style style:name="P19" style:family="paragraph" style:parent-style-name="Standard" style:list-style-name="L7">
      <style:text-properties officeooo:paragraph-rsid="001bc0d6"/>
    </style:style>
    <style:style style:name="P20" style:family="paragraph" style:parent-style-name="Standard" style:list-style-name="L8">
      <style:text-properties officeooo:paragraph-rsid="001bc0d6"/>
    </style:style>
    <style:style style:name="P21" style:family="paragraph" style:parent-style-name="Standard" style:list-style-name="L9">
      <style:text-properties officeooo:paragraph-rsid="001bc0d6"/>
    </style:style>
    <style:style style:name="P22" style:family="paragraph" style:parent-style-name="Standard" style:list-style-name="L10">
      <style:text-properties officeooo:paragraph-rsid="002208b3"/>
    </style:style>
    <style:style style:name="P23" style:family="paragraph" style:parent-style-name="Standard" style:list-style-name="L14">
      <style:text-properties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bc0d6"/>
    </style:style>
    <style:style style:name="T4" style:family="text">
      <style:text-properties style:font-name="DejaVu Sans Condensed" fo:font-size="12pt" style:font-size-asian="12pt" style:font-size-complex="12pt"/>
    </style:style>
    <style:style style:name="T5" style:family="text">
      <style:text-properties style:font-name="DejaVu Sans Condensed" fo:font-size="12pt" officeooo:rsid="0019c0cd" style:font-size-asian="12pt" style:font-size-complex="12pt"/>
    </style:style>
    <style:style style:name="T6" style:family="text">
      <style:text-properties style:font-name="DejaVu Sans Condensed" fo:font-size="12pt" officeooo:rsid="001bc0d6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201c46" style:font-size-asian="12pt" style:font-size-complex="12pt"/>
    </style:style>
    <style:style style:name="T9" style:family="text">
      <style:text-properties style:font-name="DejaVu Sans Condensed" fo:font-size="12pt" officeooo:rsid="002058c7" style:font-size-asian="12pt" style:font-size-complex="12pt"/>
    </style:style>
    <style:style style:name="T10" style:family="text">
      <style:text-properties style:font-name="DejaVu Sans Condensed" fo:font-size="12pt" officeooo:rsid="0021dd65" style:font-size-asian="12pt" style:font-size-complex="12pt"/>
    </style:style>
    <style:style style:name="T11" style:family="text">
      <style:text-properties style:font-name="DejaVu Sans Condensed" fo:font-size="12pt" officeooo:rsid="002208b3" style:font-size-asian="12pt" style:font-size-complex="12pt"/>
    </style:style>
    <style:style style:name="T12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1bc0d6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201c46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style="normal" fo:font-weight="normal" officeooo:rsid="0019c0cd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 Condensed" fo:font-size="12pt" fo:font-style="normal" fo:font-weight="normal" officeooo:rsid="0018178b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 Condensed" fo:font-size="12pt" fo:font-style="normal" fo:font-weight="normal" officeooo:rsid="001bc0d6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bc0d6" style:font-size-asian="12pt" style:font-weight-asian="bold" style:font-size-complex="12pt" style:font-weight-complex="bold"/>
    </style:style>
    <style:style style:name="T21" style:family="text">
      <style:text-properties fo:font-weight="normal" officeooo:rsid="0018178b" style:font-weight-asian="normal" style:font-weight-complex="normal"/>
    </style:style>
    <style:style style:name="T22" style:family="text">
      <style:text-properties fo:font-weight="normal" officeooo:rsid="001bc0d6" style:font-weight-asian="normal" style:font-weight-complex="normal"/>
    </style:style>
    <style:style style:name="T23" style:family="text">
      <style:text-properties officeooo:rsid="0018178b"/>
    </style:style>
    <style:style style:name="T24" style:family="text">
      <style:text-properties officeooo:rsid="001c5e7c"/>
    </style:style>
    <style:style style:name="T25" style:family="text">
      <style:text-properties officeooo:rsid="001e659d"/>
    </style:style>
    <style:style style:name="T26" style:family="text">
      <style:text-properties officeooo:rsid="00200544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3"><text:span text:style-name="T25">1</text:span><text:span text:style-name="T26">0</text:span><text:span text:style-name="T25">3 -</text:span><text:span text:style-name="T24"> </text:span><text:span text:style-name="T25">Controls </text:span><text:span text:style-name="T24">- </text:span>Throttle <text:span text:style-name="T1">Base</text:span></text:p>
      <text:p text:style-name="P5">U=Up, D=Down, F=Forward, B=Backward, L=Left, R=Right, P=Press, S-*=Shift-, L-*=Long-</text:p>
      <text:p text:style-name="P3"/>
      <text:p text:style-name="P1">Mode selector</text:p>
      <text:list xml:id="list3392280554" text:style-name="L1">
        <text:list-item>
          <text:p text:style-name="P8">Turn: --</text:p>
        </text:list-item>
      </text:list>
      <text:p text:style-name="P1">Flaps lever</text:p>
      <text:list xml:id="list282248449" text:style-name="L2">
        <text:list-item>
          <text:p text:style-name="P17"><text:span text:style-name="T5">Axis</text:span><text:span text:style-name="T7">: </text:span><text:span text:style-name="T10">--</text:span></text:p>
        </text:list-item>
      </text:list>
      <text:p text:style-name="P1">T1 switch</text:p>
      <text:list xml:id="list401792224" text:style-name="L3">
        <text:list-item>
          <text:p text:style-name="P9">F: --</text:p>
        </text:list-item>
      </text:list>
      <text:p text:style-name="P1">T2 switch</text:p>
      <text:list xml:id="list3537555270" text:style-name="L4">
        <text:list-item>
          <text:p text:style-name="P10">F: --</text:p>
        </text:list-item>
      </text:list>
      <text:p text:style-name="P1">T3 switch</text:p>
      <text:list xml:id="list1573863842" text:style-name="L5">
        <text:list-item>
          <text:p text:style-name="P12">F: --</text:p>
        </text:list-item>
      </text:list>
      <text:p text:style-name="P1">T4 switch</text:p>
      <text:list xml:id="list2547063358" text:style-name="L6">
        <text:list-item>
          <text:p text:style-name="P13">F: --</text:p>
        </text:list-item>
      </text:list>
      <text:p text:style-name="P2">Lighted Buttons -- <text:span text:style-name="T23">Autopilot and targeting system modes, positions correspond to buttons in the cockpit (Autopilot buttons by your right knee, </text:span><text:span text:style-name="T3">targeting system buttons by your left knee</text:span><text:span text:style-name="T23">)</text:span></text:p>
      <text:p text:style-name="P7"><text:span text:style-name="T5">A</text:span><text:span text:style-name="T4">utopilot</text:span></text:p>
      <text:list xml:id="list2241733370" text:style-name="L7">
        <text:list-item>
          <text:p text:style-name="P18"><text:span text:style-name="T5">B1</text:span><text:span text:style-name="T7">: </text:span><text:span text:style-name="T6">Roll hold</text:span><text:span text:style-name="T7"><text:tab/><text:tab/><text:tab/></text:span><text:span text:style-name="T5">B2: </text:span><text:span text:style-name="T6">Pitch hold</text:span><text:span text:style-name="T5"><text:tab/><text:tab/><text:tab/>B3: </text:span><text:span text:style-name="T6">Flight director</text:span></text:p>
        </text:list-item>
      </text:list>
      <text:list xml:id="list3368324881" text:style-name="L8">
        <text:list-item>
          <text:p text:style-name="P20"><text:span text:style-name="T5">B4: </text:span><text:span text:style-name="T6">Heading hold<text:tab/></text:span><text:span text:style-name="T5"><text:tab/>B5: </text:span><text:span text:style-name="T6">Altitude hold<text:tab/><text:tab/><text:tab/></text:span><text:span text:style-name="T5">B6: </text:span><text:span text:style-name="T6">Baro/Radar alt. hold mode </text:span><text:span text:style-name="T13">switch</text:span></text:p>
        </text:list-item>
      </text:list>
      <text:p text:style-name="P7"><text:span text:style-name="T13">T</text:span><text:span text:style-name="T12">argeting system</text:span></text:p>
      <text:list xml:id="list65741732311311" text:continue-list="list2241733370" text:style-name="L7">
        <text:list-item>
          <text:p text:style-name="P19"><text:span text:style-name="T6">S-</text:span><text:span text:style-name="T5">B1</text:span><text:span text:style-name="T7">: </text:span><text:span text:style-name="T6">Turn to target</text:span><text:span text:style-name="T7"><text:tab/><text:tab/></text:span><text:span text:style-name="T6">S-</text:span><text:span text:style-name="T5">B2: </text:span><text:span text:style-name="T6">A/A head-on</text:span><text:span text:style-name="T5"><text:tab/><text:tab/><text:tab/></text:span><text:span text:style-name="T6">S-</text:span><text:span text:style-name="T5">B3: </text:span><text:span text:style-name="T6">--</text:span></text:p>
        </text:list-item>
      </text:list>
      <text:list xml:id="list248688653" text:style-name="L9">
        <text:list-item>
          <text:p text:style-name="P21"><text:span text:style-name="T18">S-</text:span><text:span text:style-name="T16">B4: </text:span><text:span text:style-name="T18">A/A target</text:span><text:span text:style-name="T16"><text:tab/><text:tab/></text:span><text:span text:style-name="T18">S-</text:span><text:span text:style-name="T16">B5: </text:span><text:span text:style-name="T18">Ground moving target<text:tab/>S-</text:span><text:span text:style-name="T16">B6: </text:span><text:span text:style-name="T17">--</text:span></text:p>
        </text:list-item>
      </text:list>
      <text:p text:style-name="P6"><text:span text:style-name="T19">T5 switch</text:span></text:p>
      <text:list xml:id="list520993610" text:style-name="L10">
        <text:list-item>
          <text:p text:style-name="P22"><text:span text:style-name="T7">U</text:span><text:span text:style-name="T11">: Landing gear up</text:span></text:p>
        </text:list-item>
        <text:list-item>
          <text:p text:style-name="P22"><text:span text:style-name="T8">D</text:span><text:span text:style-name="T7">: </text:span><text:span text:style-name="T14">Landing gear down</text:span></text:p>
        </text:list-item>
      </text:list>
      <text:p text:style-name="P1">T6 switch</text:p>
      <text:list xml:id="list202486286" text:style-name="L11">
        <text:list-item>
          <text:p text:style-name="P16"><text:span text:style-name="T2">U: </text:span><text:span text:style-name="T21">Windshield wiper </text:span><text:span text:style-name="T22">on/off</text:span></text:p>
        </text:list-item>
      </text:list>
      <text:p text:style-name="P1">T7 switch</text:p>
      <text:list xml:id="list1832705829" text:style-name="L12">
        <text:list-item>
          <text:p text:style-name="P11">U: <text:span text:style-name="T21">Cockpit door open/close</text:span></text:p>
        </text:list-item>
      </text:list>
      <text:p text:style-name="P1">E1 dial -- <text:span text:style-name="T1">Kneeboard</text:span></text:p>
      <text:list xml:id="list3500527695" text:style-name="L13">
        <text:list-item>
          <text:p text:style-name="P14">P: Kneeboard toggle</text:p>
        </text:list-item>
        <text:list-item>
          <text:p text:style-name="P14">Rotate: Flip pages</text:p>
        </text:list-item>
      </text:list>
      <text:p text:style-name="P1">E2 dial</text:p>
      <text:list xml:id="list171986390" text:style-name="L14">
        <text:list-item>
          <text:p text:style-name="P15">P: --</text:p>
        </text:list-item>
        <text:list-item>
          <text:p text:style-name="P23"><text:span text:style-name="T5">Rotate: </text:span><text:span text:style-name="T9">--</text:span></text:p>
        </text:list-item>
      </text:list>
      <text:p text:style-name="P4"><text:bookmark text:name="docs-internal-guid-d99237a5-7fff-b85b-6bc8-2c924326da95"/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11-21T06:57:39.358000000</dc:date>
    <meta:editing-duration>PT2H14M34S</meta:editing-duration>
    <meta:editing-cycles>22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5" meta:word-count="165" meta:character-count="865" meta:non-whitespace-character-count="740"/>
  </office:meta>
</office:document-meta>
</file>